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09:30:00</dc:date>
          </delta:change-info>
        </delta:change-transaction>
      </delta:tracked-changes>
      <text:h text:outline-level="1" split:split001-idref="split1" text:style-name="P1">Paragraph Split by Table Addition</text:h>
      <text:p text:style-name="P2">In this example, a table will be added to the following paragraph in between the aquare brackets. This will split the paragraph.</text:p>
      <text:p text:style-name="P2">A table will be added to this paragraph. [</text:p>
      <text:p delta:insertion-change-idref="I" delta:insertion-type="insert-with-content" text:style-name="P2"/>
      <table:table table:style-name="Table1" delta:insertion-change-idref="I" delta:insertion-type="insert-with-content">
        <table:table-column table:style-name="Table1.A" table:number-columns-repeated="2"/>
        <table:table-row>
          <table:table-cell table:style-name="Table1.A1">
            <text:p text:style-name="P2">Added</text:p>
          </table:table-cell>
          <table:table-cell table:style-name="Table1.A1">
            <text:p text:style-name="P2">Table</text:p>
          </table:table-cell>
        </table:table-row>
      </table:table>
      <text:p delta:split-id="split1" delta:insertion-change-idref="I" delta:insertion-type="split" text:style-name="P2">] This will be in the new paragraph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